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FSR_8" table:style-name="ta1">
        <table:table-column table:style-name="co1" table:default-cell-style-name="Default"/>
        <table:table-column table:style-name="co2" table:number-columns-repeated="109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8" table:default-cell-style-name="ce1"/>
        <table:table-column table:style-name="co2" table:number-columns-repeated="91" table:default-cell-style-name="ce1"/>
        <table:table-column table:style-name="co3" table:default-cell-style-name="ce1"/>
        <table:table-column table:style-name="co2" table:number-columns-repeated="44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184" calcext:value-type="float">
            <text:p>184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188" calcext:value-type="float">
            <text:p>188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191" calcext:value-type="float">
            <text:p>191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219" calcext:value-type="float">
            <text:p>219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223" calcext:value-type="float">
            <text:p>223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31" calcext:value-type="float">
            <text:p>231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1" calcext:value-type="float">
            <text:p>10000001</text:p>
          </table:table-cell>
          <table:table-cell table:number-columns-repeated="108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2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00010" calcext:value-type="float">
            <text:p>10000010</text:p>
          </table:table-cell>
          <table:table-cell table:number-columns-repeated="18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8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8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0011" calcext:value-type="float">
            <text:p>10000011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100" calcext:value-type="float">
            <text:p>10000100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000101" calcext:value-type="float">
            <text:p>1000010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110" calcext:value-type="float">
            <text:p>10000110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111" calcext:value-type="float">
            <text:p>10000111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table:number-columns-repeated="19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7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1001" calcext:value-type="float">
            <text:p>10001001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10" calcext:value-type="float">
            <text:p>10001010</text:p>
          </table:table-cell>
          <table:table-cell table:number-columns-repeated="2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11" calcext:value-type="float">
            <text:p>10001011</text:p>
          </table:table-cell>
          <table:table-cell table:number-columns-repeated="2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1100" calcext:value-type="float">
            <text:p>10001100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101" calcext:value-type="float">
            <text:p>10001101</text:p>
          </table:table-cell>
          <table:table-cell table:number-columns-repeated="255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01110" calcext:value-type="float">
            <text:p>10001110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01111" calcext:value-type="float">
            <text:p>1000111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010001" calcext:value-type="float">
            <text:p>10010001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11" calcext:value-type="float">
            <text:p>10010011</text:p>
          </table:table-cell>
          <table:table-cell table:number-columns-repeated="108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2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10100" calcext:value-type="float">
            <text:p>10010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101" calcext:value-type="float">
            <text:p>10010101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10110" calcext:value-type="float">
            <text:p>10010110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10111" calcext:value-type="float">
            <text:p>10010111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1000" calcext:value-type="float">
            <text:p>10011000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1001" calcext:value-type="float">
            <text:p>1001100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011010" calcext:value-type="float">
            <text:p>10011010</text:p>
          </table:table-cell>
          <table:table-cell table:number-columns-repeated="108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2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11011" calcext:value-type="float">
            <text:p>10011011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1100" calcext:value-type="float">
            <text:p>10011100</text:p>
          </table:table-cell>
          <table:table-cell table:number-columns-repeated="255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1101" calcext:value-type="float">
            <text:p>10011101</text:p>
          </table:table-cell>
          <table:table-cell table:number-columns-repeated="6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6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6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1110" calcext:value-type="float">
            <text:p>1001111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1111" calcext:value-type="float">
            <text:p>10011111</text:p>
          </table:table-cell>
          <table:table-cell table:number-columns-repeated="255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table:number-columns-repeated="29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7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6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00001" calcext:value-type="float">
            <text:p>10100001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010" calcext:value-type="float">
            <text:p>101000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011" calcext:value-type="float">
            <text:p>1010001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100100" calcext:value-type="float">
            <text:p>10100100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101" calcext:value-type="float">
            <text:p>10100101</text:p>
          </table:table-cell>
          <table:table-cell table:number-columns-repeated="108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7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00110" calcext:value-type="float">
            <text:p>10100110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00111" calcext:value-type="float">
            <text:p>10100111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000" calcext:value-type="float">
            <text:p>10101000</text:p>
          </table:table-cell>
          <table:table-cell table:number-columns-repeated="25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6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001" calcext:value-type="float">
            <text:p>10101001</text:p>
          </table:table-cell>
          <table:table-cell table:number-columns-repeated="1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101010" calcext:value-type="float">
            <text:p>10101010</text:p>
          </table:table-cell>
          <table:table-cell table:number-columns-repeated="2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01011" calcext:value-type="float">
            <text:p>1010101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100" calcext:value-type="float">
            <text:p>10101100</text:p>
          </table:table-cell>
          <table:table-cell table:number-columns-repeated="108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2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101101" calcext:value-type="float">
            <text:p>101011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110" calcext:value-type="float">
            <text:p>10101110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111" calcext:value-type="float">
            <text:p>10101111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10000" calcext:value-type="float">
            <text:p>10110000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0001" calcext:value-type="float">
            <text:p>10110001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10010" calcext:value-type="float">
            <text:p>10110010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10011" calcext:value-type="float">
            <text:p>1011001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0100" calcext:value-type="float">
            <text:p>10110100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10101" calcext:value-type="float">
            <text:p>10110101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0110" calcext:value-type="float">
            <text:p>1011011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0111" calcext:value-type="float">
            <text:p>10110111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11000" calcext:value-type="float">
            <text:p>10111000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11001" calcext:value-type="float">
            <text:p>101110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1010" calcext:value-type="float">
            <text:p>10111010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1011" calcext:value-type="float">
            <text:p>10111011</text:p>
          </table:table-cell>
          <table:table-cell table:number-columns-repeated="255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111100" calcext:value-type="float">
            <text:p>1011110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1101" calcext:value-type="float">
            <text:p>10111101</text:p>
          </table:table-cell>
          <table:table-cell table:number-columns-repeated="255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111110" calcext:value-type="float">
            <text:p>1011111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11111" calcext:value-type="float">
            <text:p>10111111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number-columns-repeated="108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2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000001" calcext:value-type="float">
            <text:p>1100000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010" calcext:value-type="float">
            <text:p>11000010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011" calcext:value-type="float">
            <text:p>11000011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00100" calcext:value-type="float">
            <text:p>1100010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101" calcext:value-type="float">
            <text:p>11000101</text:p>
          </table:table-cell>
          <table:table-cell table:number-columns-repeated="255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000110" calcext:value-type="float">
            <text:p>11000110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00111" calcext:value-type="float">
            <text:p>1100011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000" calcext:value-type="float">
            <text:p>11001000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001" calcext:value-type="float">
            <text:p>11001001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01010" calcext:value-type="float">
            <text:p>11001010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001011" calcext:value-type="float">
            <text:p>1100101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100" calcext:value-type="float">
            <text:p>11001100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001101" calcext:value-type="float">
            <text:p>11001101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110" calcext:value-type="float">
            <text:p>110011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111" calcext:value-type="float">
            <text:p>11001111</text:p>
          </table:table-cell>
          <table:table-cell table:number-columns-repeated="255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10000" calcext:value-type="float">
            <text:p>1101000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0001" calcext:value-type="float">
            <text:p>11010001</text:p>
          </table:table-cell>
          <table:table-cell table:number-columns-repeated="255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010010" calcext:value-type="float">
            <text:p>11010010</text:p>
          </table:table-cell>
          <table:table-cell table:number-columns-repeated="108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7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10011" calcext:value-type="float">
            <text:p>11010011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0100" calcext:value-type="float">
            <text:p>11010100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10101" calcext:value-type="float">
            <text:p>1101010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0110" calcext:value-type="float">
            <text:p>11010110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0111" calcext:value-type="float">
            <text:p>1101011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011000" calcext:value-type="float">
            <text:p>11011000</text:p>
          </table:table-cell>
          <table:table-cell table:number-columns-repeated="255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11001" calcext:value-type="float">
            <text:p>11011001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1010" calcext:value-type="float">
            <text:p>11011010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1011" calcext:value-type="float">
            <text:p>1101101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011100" calcext:value-type="float">
            <text:p>11011100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1101" calcext:value-type="float">
            <text:p>11011101</text:p>
          </table:table-cell>
          <table:table-cell table:number-columns-repeated="25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11110" calcext:value-type="float">
            <text:p>11011110</text:p>
          </table:table-cell>
          <table:table-cell table:number-columns-repeated="255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011111" calcext:value-type="float">
            <text:p>11011111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0000" calcext:value-type="float">
            <text:p>11100000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0001" calcext:value-type="float">
            <text:p>11100001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00010" calcext:value-type="float">
            <text:p>11100010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100011" calcext:value-type="float">
            <text:p>111000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0100" calcext:value-type="float">
            <text:p>11100100</text:p>
          </table:table-cell>
          <table:table-cell table:number-columns-repeated="108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2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100101" calcext:value-type="float">
            <text:p>11100101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0110" calcext:value-type="float">
            <text:p>1110011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0111" calcext:value-type="float">
            <text:p>11100111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01000" calcext:value-type="float">
            <text:p>11101000</text:p>
          </table:table-cell>
          <table:table-cell table:number-columns-repeated="2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01001" calcext:value-type="float">
            <text:p>1110100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1010" calcext:value-type="float">
            <text:p>11101010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1011" calcext:value-type="float">
            <text:p>11101011</text:p>
          </table:table-cell>
          <table:table-cell table:number-columns-repeated="255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01100" calcext:value-type="float">
            <text:p>11101100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1101" calcext:value-type="float">
            <text:p>1110110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101110" calcext:value-type="float">
            <text:p>11101110</text:p>
          </table:table-cell>
          <table:table-cell table:number-columns-repeated="255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101111" calcext:value-type="float">
            <text:p>11101111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0000" calcext:value-type="float">
            <text:p>11110000</text:p>
          </table:table-cell>
          <table:table-cell table:number-columns-repeated="1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110001" calcext:value-type="float">
            <text:p>1111000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0010" calcext:value-type="float">
            <text:p>11110010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0011" calcext:value-type="float">
            <text:p>11110011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10100" calcext:value-type="float">
            <text:p>11110100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0101" calcext:value-type="float">
            <text:p>1111010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1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110110" calcext:value-type="float">
            <text:p>1111011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10111" calcext:value-type="float">
            <text:p>11110111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1000" calcext:value-type="float">
            <text:p>11111000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1001" calcext:value-type="float">
            <text:p>11111001</text:p>
          </table:table-cell>
          <table:table-cell table:number-columns-repeated="255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11010" calcext:value-type="float">
            <text:p>11111010</text:p>
          </table:table-cell>
          <table:table-cell table:number-columns-repeated="25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11011" calcext:value-type="float">
            <text:p>11111011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1100" calcext:value-type="float">
            <text:p>11111100</text:p>
          </table:table-cell>
          <table:table-cell table:number-columns-repeated="255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111101" calcext:value-type="float">
            <text:p>11111101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1110" calcext:value-type="float">
            <text:p>11111110</text:p>
          </table:table-cell>
          <table:table-cell table:number-columns-repeated="254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1111" calcext:value-type="float">
            <text:p>11111111</text:p>
          </table:table-cell>
          <table:table-cell table:number-columns-repeated="108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7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9" calcext:value-type="float">
            <text:p>9</text:p>
          </table:table-cell>
        </table:table-row>
        <calcext:conditional-formats>
          <calcext:conditional-format calcext:target-range-address="LFSR_8.B2:LFSR_8.IV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4T15:01:59.005000000</dc:date>
    <meta:editing-duration>PT42S</meta:editing-duration>
    <meta:editing-cycles>1</meta:editing-cycles>
    <meta:document-statistic meta:table-count="1" meta:cell-count="33024" meta:object-count="0"/>
    <meta:generator>LibreOffice/7.5.0.2$Windows_X86_64 LibreOffice_project/c0dd1bc3f1a385d110b88e26ece634da94921f58</meta:generator>
  </office:meta>
</office:document-meta>
</file>